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8.5cm" fo:margin-left="0cm" table:align="left"/>
    </style:style>
    <style:style style:name="Tableau2.A" style:family="table-column">
      <style:table-column-properties style:column-width="4.614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9.814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5" style:family="table-cell">
      <style:table-cell-properties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49" style:family="table-row">
      <style:table-row-properties style:min-row-height="2.633cm" style:use-optimal-row-height="false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B5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style:font-name="Calibri" fo:font-size="11pt" fo:font-weight="bold" officeooo:paragraph-rsid="00040159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0" style:family="paragraph" style:parent-style-name="Table_20_Contents">
      <style:text-properties style:font-name="Calibri" fo:font-size="11pt" style:font-size-asian="11pt" style:font-size-complex="11pt"/>
    </style:style>
    <style:style style:name="P11" style:family="paragraph" style:parent-style-name="Standard">
      <style:text-properties style:font-name="Calibri" fo:font-size="11pt" style:font-size-asian="11pt" style:font-size-complex="11pt"/>
    </style:style>
    <style:style style:name="P12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margin-left="0.199cm">
        <style:tab-stops/>
      </style:paragraph-properties>
    </style:style>
    <style:style style:name="P14" style:family="paragraph" style:parent-style-name="Table_20_Contents">
      <style:paragraph-properties fo:margin-left="0.199cm">
        <style:tab-stops/>
      </style:paragraph-properties>
      <style:text-properties officeooo:paragraph-rsid="000ecb20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T7" style:family="text">
      <style:text-properties style:font-name="Calibri" fo:font-size="11pt" officeooo:rsid="0009c2f7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1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B1" office:value-type="string">
            <text:p text:style-name="P4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4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5">Consom-</text:p>
            <text:p text:style-name="P5">mation d’espace 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4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6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9">I. Descriptif / objectifs</text:p>
          </table:table-cell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10">Descriptif</text:p>
          </table:table-cell>
          <table:covered-table-cell/>
          <table:table-cell table:style-name="Tableau2.C3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</table:table-row>
        <table:table-row>
          <table:table-cell table:style-name="Tableau2.A4" table:number-columns-spanned="2" office:value-type="string">
            <text:p text:style-name="P10">Surface totale de l'opération (ha)</text:p>
          </table:table-cell>
          <table:covered-table-cell/>
          <table:table-cell table:style-name="Tableau2.C4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</table:table-row>
        <table:table-row>
          <table:table-cell table:style-name="Tableau2.A5" table:number-columns-spanned="2" office:value-type="string">
            <text:p text:style-name="P11">Surface du projet objet de la fiche si différent (ha)</text:p>
          </table:table-cell>
          <table:covered-table-cell/>
          <table:table-cell table:style-name="Tableau2.C5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</table:table-row>
        <table:table-row>
          <table:table-cell table:style-name="Tableau2.A6" table:number-columns-spanned="2" office:value-type="string">
            <text:p text:style-name="P11">Mode d’Occupation du Sol</text:p>
          </table:table-cell>
          <table:covered-table-cell/>
          <table:table-cell table:style-name="Tableau2.C6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</table:table-row>
        <table:table-row>
          <table:table-cell table:style-name="Tableau2.A7" table:number-columns-spanned="2" office:value-type="string">
            <text:p text:style-name="P10">Vocation principale</text:p>
          </table:table-cell>
          <table:covered-table-cell/>
          <table:table-cell table:style-name="Tableau2.C7" office:value-type="string">
            <text:p text:style-name="Table_20_Contents"><text:span text:style-name="Police_20_par_20_défaut"><text:span text:style-name="T2"><text:text-input text:description="">${vocation.libelle!""}</text:text-input></text:span></text:span></text:p>
          </table:table-cell>
        </table:table-row>
        <table:table-row>
          <table:table-cell table:style-name="Tableau2.A8" table:number-columns-spanned="2" office:value-type="string">
            <text:p text:style-name="P10">Enjeux/objectifs</text:p>
          </table:table-cell>
          <table:covered-table-cell/>
          <table:table-cell table:style-name="Tableau2.C8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</table:table-row>
        <table:table-row>
          <table:table-cell table:style-name="Tableau2.A2" table:number-columns-spanned="3" office:value-type="string">
            <text:p text:style-name="P9">II. Composition / programmation</text:p>
          </table:table-cell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10">Composition urbaine, mixité fonctionnelle</text:p>
          </table:table-cell>
          <table:covered-table-cell/>
          <table:table-cell table:style-name="Tableau2.C10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</table:table-row>
        <table:table-row>
          <table:table-cell table:style-name="Tableau2.A11" table:number-columns-spanned="2" office:value-type="string">
            <text:p text:style-name="P10">Programmation</text:p>
          </table:table-cell>
          <table:covered-table-cell/>
          <table:table-cell table:style-name="Tableau2.C11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/text:p>
          </table:table-cell>
        </table:table-row>
        <table:table-row>
          <table:table-cell table:style-name="Tableau2.A12" table:number-columns-spanned="2" office:value-type="string">
            <text:p text:style-name="P10">Densité mini SCoT</text:p>
          </table:table-cell>
          <table:covered-table-cell/>
          <table:table-cell table:style-name="Tableau2.C12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</table:table-row>
        <table:table-row>
          <table:table-cell table:style-name="Tableau2.A13" table:number-columns-spanned="2" office:value-type="string">
            <text:p text:style-name="P10">Densité mini OAPq</text:p>
          </table:table-cell>
          <table:covered-table-cell/>
          <table:table-cell table:style-name="Tableau2.C13" office:value-type="string">
            <text:p text:style-name="Table_20_Contents"><text:text-input text:description="">[#if operation.plui??]
${operation.plui.densiteOap!""}
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Programmation autre</text:p>
          </table:table-cell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10">Programmation équipement</text:p>
          </table:table-cell>
          <table:covered-table-cell/>
          <table:table-cell table:style-name="Tableau2.C15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</table:table-row>
        <table:table-row>
          <table:table-cell table:style-name="Tableau2.A16" table:number-columns-spanned="2" office:value-type="string">
            <text:p text:style-name="P10">Programmation autre</text:p>
          </table:table-cell>
          <table:covered-table-cell/>
          <table:table-cell table:style-name="Tableau2.C16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</table:table-row>
        <table:table-row>
          <table:table-cell table:style-name="Tableau2.A2" table:number-columns-spanned="3" office:value-type="string">
            <text:p text:style-name="P9">III. Contribution à la mise en œuvre du PADD et des OAP métropolitaines</text:p>
          </table:table-cell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10">Principaux enjeux généraux</text:p>
          </table:table-cell>
          <table:covered-table-cell/>
          <table:table-cell table:style-name="Tableau2.C18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</table:table-row>
        <table:table-row>
          <table:table-cell table:style-name="Tableau2.A19" table:number-columns-spanned="2" office:value-type="string">
            <text:p text:style-name="P10">Principales contributions prises en compte</text:p>
          </table:table-cell>
          <table:covered-table-cell/>
          <table:table-cell table:style-name="Tableau2.C19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</table:table-row>
        <table:table-row>
          <table:table-cell table:style-name="Tableau2.A20" table:number-columns-spanned="2" office:value-type="string">
            <text:p text:style-name="P10">Comment aller plus loin ?</text:p>
          </table:table-cell>
          <table:covered-table-cell/>
          <table:table-cell table:style-name="Tableau2.C20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</table:table-row>
        <text:soft-page-break/>
        <table:table-row>
          <table:table-cell table:style-name="Tableau2.A2" table:number-columns-spanned="3" office:value-type="string">
            <text:p text:style-name="P9">IV. Cadre / montage opérationnel</text:p>
          </table:table-cell>
          <table:covered-table-cell/>
          <table:covered-table-cell/>
        </table:table-row>
        <table:table-row>
          <table:table-cell table:style-name="Tableau2.A14" table:number-columns-spanned="3" office:value-type="string">
            <text:p text:style-name="P12">a) Foncier et occupation</text:p>
          </table:table-cell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10">Maîtrise foncière</text:p>
          </table:table-cell>
          <table:covered-table-cell/>
          <table:table-cell table:style-name="Tableau2.C23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</table:table-row>
        <table:table-row>
          <table:table-cell table:style-name="Tableau2.A24" table:number-columns-spanned="2" office:value-type="string">
            <text:p text:style-name="P10">Niveau maîtrise foncière publique (%)</text:p>
          </table:table-cell>
          <table:covered-table-cell/>
          <table:table-cell table:style-name="Tableau2.C24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</table:table-row>
        <table:table-row>
          <table:table-cell table:style-name="Tableau2.A25" table:number-columns-spanned="2" office:value-type="string">
            <text:p text:style-name="P10">Type d’occupation impactant la maîtrise foncière</text:p>
          </table:table-cell>
          <table:covered-table-cell/>
          <table:table-cell table:style-name="Tableau2.C25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</table:table-row>
        <table:table-row>
          <table:table-cell table:style-name="Tableau2.A26" table:number-columns-spanned="2" office:value-type="string">
            <text:p text:style-name="P10">Outils fonciers existants</text:p>
          </table:table-cell>
          <table:covered-table-cell/>
          <table:table-cell table:style-name="Tableau2.C26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</table:table-row>
        <table:table-row>
          <table:table-cell table:style-name="Tableau2.A27" table:number-columns-spanned="2" office:value-type="string">
            <text:p text:style-name="P10">Commentaires</text:p>
          </table:table-cell>
          <table:covered-table-cell/>
          <table:table-cell table:style-name="Tableau2.C27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</table:table-row>
        <table:table-row>
          <table:table-cell table:style-name="Tableau2.A14" table:number-columns-spanned="3" office:value-type="string">
            <text:p text:style-name="P12">b) PLUi</text:p>
          </table:table-cell>
          <table:covered-table-cell/>
          <table:covered-table-cell/>
        </table:table-row>
        <table:table-row>
          <table:table-cell table:style-name="Tableau2.A29" table:number-columns-spanned="3" office:value-type="string">
            <text:p text:style-name="P3">Règlement graphique</text:p>
          </table:table-cell>
          <table:covered-table-cell/>
          <table:covered-table-cell/>
        </table:table-row>
        <table:table-row>
          <table:table-cell table:style-name="Tableau2.A30" table:number-columns-spanned="2" office:value-type="string">
            <text:p text:style-name="P10">Dispositions réglementaires significatives</text:p>
          </table:table-cell>
          <table:covered-table-cell/>
          <table:table-cell table:style-name="Tableau2.C30" office:value-type="string">
            <text:p text:style-name="Table_20_Contents"><text:text-input text:description="">[#if operation.plui??]
${operation.plui.pluiDisposition!""}
[/#if]</text:text-input></text:p>
          </table:table-cell>
        </table:table-row>
        <table:table-row>
          <table:table-cell table:style-name="Tableau2.A31" table:number-columns-spanned="3" office:value-type="string">
            <text:p text:style-name="P3">Plans thématiques</text:p>
          </table:table-cell>
          <table:covered-table-cell/>
          <table:covered-table-cell/>
        </table:table-row>
        <table:table-row>
          <table:table-cell table:style-name="Tableau2.A32" table:number-columns-spanned="2" office:value-type="string">
            <text:p text:style-name="P10">Commentaires</text:p>
          </table:table-cell>
          <table:covered-table-cell/>
          <table:table-cell table:style-name="Tableau2.C32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</table:table-row>
        <table:table-row>
          <table:table-cell table:style-name="Tableau2.A33" table:number-columns-spanned="2" office:value-type="string">
            <text:p text:style-name="P10">Adaptation à prévoir</text:p>
          </table:table-cell>
          <table:covered-table-cell/>
          <table:table-cell table:style-name="Tableau2.C33" office:value-type="string">
            <text:p text:style-name="Table_20_Contents"><text:text-input text:description="">[#if operation.plui??]
${operation.plui.pluiAdaptation!""}
[/#if]</text:text-input></text:p>
          </table:table-cell>
        </table:table-row>
        <table:table-row>
          <table:table-cell table:style-name="Tableau2.A14" table:number-columns-spanned="3" office:value-type="string">
            <text:p text:style-name="P12">c) Procédure opérationnelle</text:p>
          </table:table-cell>
          <table:covered-table-cell/>
          <table:covered-table-cell/>
        </table:table-row>
        <table:table-row>
          <table:table-cell table:style-name="Tableau2.A35" table:number-columns-spanned="2" office:value-type="string">
            <text:p text:style-name="P10">Étude à prévoir et échéance</text:p>
          </table:table-cell>
          <table:covered-table-cell/>
          <table:table-cell table:style-name="Tableau2.C35" office:value-type="string">
            <text:p text:style-name="Table_20_Contents"><text:span text:style-name="Police_20_par_20_défaut"><text:span text:style-name="T2"><text:text-input text:description="">${operation.etude!""}</text:text-input></text:span></text:span></text:p>
          </table:table-cell>
        </table:table-row>
        <table:table-row>
          <table:table-cell table:style-name="Tableau2.A36" table:number-columns-spanned="2" office:value-type="string">
            <text:p text:style-name="P10">Si opération publique/privée</text:p>
          </table:table-cell>
          <table:covered-table-cell/>
          <table:table-cell table:style-name="Tableau2.C36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</table:table-row>
        <table:table-row>
          <table:table-cell table:style-name="Tableau2.A37" table:number-columns-spanned="2" office:value-type="string">
            <text:p text:style-name="P10">Si opération privée</text:p>
          </table:table-cell>
          <table:covered-table-cell/>
          <table:table-cell table:style-name="Tableau2.C37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</table:table-row>
        <table:table-row>
          <table:table-cell table:style-name="Tableau2.A38" table:number-columns-spanned="2" office:value-type="string">
            <text:p text:style-name="P10">Outil d’aménagement</text:p>
          </table:table-cell>
          <table:covered-table-cell/>
          <table:table-cell table:style-name="Tableau2.C38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</table:table-row>
        <table:table-row>
          <table:table-cell table:style-name="Tableau2.A39" table:number-columns-spanned="2" office:value-type="string">
            <text:p text:style-name="P10">Avancement opérationnel de l'opération et échéanciers prévisionnels</text:p>
          </table:table-cell>
          <table:covered-table-cell/>
          <table:table-cell table:style-name="Tableau2.C39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</table:table-row>
        <table:table-row>
          <table:table-cell table:style-name="Tableau2.A40" table:number-columns-spanned="2" office:value-type="string">
            <text:p text:style-name="P10">Surface réalisée (ha)</text:p>
          </table:table-cell>
          <table:covered-table-cell/>
          <table:table-cell table:style-name="Tableau2.C40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</table:table-row>
        <table:table-row>
          <table:table-cell table:style-name="Tableau2.A41" table:number-columns-spanned="2" office:value-type="string">
            <text:p text:style-name="P10">Dossiers environnementaux (dont risques et nuisances)</text:p>
          </table:table-cell>
          <table:covered-table-cell/>
          <table:table-cell table:style-name="Tableau2.C41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</table:table-row>
        <table:table-row>
          <table:table-cell table:style-name="Tableau2.A42" table:number-columns-spanned="2" office:value-type="string">
            <text:p text:style-name="P10">Taxes et participations</text:p>
          </table:table-cell>
          <table:covered-table-cell/>
          <table:table-cell table:style-name="Tableau2.C42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</table:table-row>
        <table:table-row>
          <table:table-cell table:style-name="Tableau2.A43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43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</table:table-row>
        <table:table-row>
          <table:table-cell table:style-name="Tableau2.A44" table:number-columns-spanned="2" office:value-type="string">
            <text:p text:style-name="P10">Commentaires</text:p>
          </table:table-cell>
          <table:covered-table-cell/>
          <table:table-cell table:style-name="Tableau2.C44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. Gouvernance / suivi de projet</text:p>
          </table:table-cell>
          <table:covered-table-cell/>
          <table:covered-table-cell/>
        </table:table-row>
        <table:table-row>
          <table:table-cell table:style-name="Tableau2.A46" table:number-columns-spanned="2" office:value-type="string">
            <text:p text:style-name="P10">Mode de réalisation</text:p>
          </table:table-cell>
          <table:covered-table-cell/>
          <table:table-cell table:style-name="Tableau2.C46" office:value-type="string">
            <text:p text:style-name="Table_20_Contents"><text:span text:style-name="Police_20_par_20_défaut"><text:span text:style-name="T2"><text:text-input text:description="">[#if modeAmenagement??]${modeAmenagement.libelle!""}[/#if]</text:text-input></text:span></text:span></text:p>
          </table:table-cell>
        </table:table-row>
        <table:table-row>
          <table:table-cell table:style-name="Tableau2.A47" table:number-columns-spanned="2" office:value-type="string">
            <text:p text:style-name="P10">Maîtrise d’ouvrage urbaine</text:p>
          </table:table-cell>
          <table:covered-table-cell/>
          <table:table-cell table:style-name="Tableau2.C47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</table:table-row>
        <table:table-row>
          <table:table-cell table:style-name="Tableau2.A48" table:number-columns-spanned="2" office:value-type="string">
            <text:p text:style-name="P10">Commentaires maîtrise d’ouvrage</text:p>
          </table:table-cell>
          <table:covered-table-cell/>
          <table:table-cell table:style-name="Tableau2.C48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</table:table-row>
        <table:table-row table:style-name="Tableau2.49">
          <table:table-cell table:style-name="Tableau2.A49" table:number-columns-spanned="2" office:value-type="string">
            <text:p text:style-name="P10">Actions à mener par RM (MO, AMO et MOE...)</text:p>
          </table:table-cell>
          <table:covered-table-cell/>
          <table:table-cell table:style-name="Tableau2.C49" office:value-type="string">
            <text:p text:style-name="Table_20_Contents"><text:text-input text:description="">[#if operation.actions??]
[#list operation.actions as action]
${action.description!""}
[/#list]
[/#if]</text:text-input></text:p>
          </table:table-cell>
        </table:table-row>
        <text:soft-page-break/>
        <table:table-row>
          <table:table-cell table:style-name="Tableau2.A50" table:number-columns-spanned="2" office:value-type="string">
            <text:p text:style-name="P10">Services ou personnes internes</text:p>
          </table:table-cell>
          <table:covered-table-cell/>
          <table:table-cell table:style-name="Tableau2.C50" office:value-type="string">
            <text:p text:style-name="Table_20_Contents"><text:span text:style-name="Police_20_par_20_défaut"><text:span text:style-name="T2"><text:text-input text:description="">[#if acteursInternes??]
[#list acteursInternes as acteurInterne]
${acteurInterne.description!""}
[/#list]
[/#if]</text:text-input></text:span></text:span></text:p>
          </table:table-cell>
        </table:table-row>
        <table:table-row>
          <table:table-cell table:style-name="Tableau2.A51" table:number-columns-spanned="2" office:value-type="string">
            <text:p text:style-name="P10">Acteurs et partenaires externes</text:p>
          </table:table-cell>
          <table:covered-table-cell/>
          <table:table-cell table:style-name="Tableau2.C51" office:value-type="string">
            <text:p text:style-name="Table_20_Contents"><text:span text:style-name="Police_20_par_20_défaut"><text:span text:style-name="T2"><text:text-input text:description="">[#if acteursExternes??]
[#list acteursExternes as acteurExterne]
${acteurExterne.description!""}
[/#list]
[/#if]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. Commentaires</text:p>
          </table:table-cell>
          <table:covered-table-cell/>
          <table:covered-table-cell/>
        </table:table-row>
        <table:table-row>
          <table:table-cell table:style-name="Tableau2.A53" table:number-columns-spanned="2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2.C53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</table:table-row>
        <table:table-row>
          <table:table-cell table:style-name="Tableau2.A45" table:number-columns-spanned="3" office:value-type="string">
            <text:p text:style-name="P9">VII. Échéanciers</text:p>
          </table:table-cell>
          <table:covered-table-cell/>
          <table:covered-table-cell/>
        </table:table-row>
        <table:table-row>
          <table:table-cell table:style-name="Tableau2.A55" office:value-type="string">
            <text:p text:style-name="P13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2.B55" table:number-columns-spanned="2" office:value-type="string">
            <text:p text:style-name="P14"><text:span text:style-name="Police_20_par_20_défaut"><text:span text:style-name="T7"><text:text-input text:description="">${echeanciers.description}</text:text-input></text:span>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12-27T18:06:00Z</meta:creation-date>
    <dc:date>2025-07-18T17:21:14.260320700</dc:date>
    <meta:editing-cycles>94</meta:editing-cycles>
    <meta:editing-duration>PT10H27M5S</meta:editing-duration>
    <meta:document-statistic meta:table-count="2" meta:image-count="1" meta:object-count="0" meta:page-count="3" meta:paragraph-count="114" meta:word-count="416" meta:character-count="4130" meta:non-whitespace-character-count="3926"/>
    <meta:template xlink:type="simple" xlink:actuate="onRequest" xlink:title="" xlink:href="Normal.dotm"/>
  </office:meta>
</office:document-meta>
</file>